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69184e" officeooo:paragraph-rsid="0069184e"/>
    </style:style>
    <style:style style:name="P2" style:family="paragraph" style:parent-style-name="Text_20_body">
      <style:text-properties officeooo:paragraph-rsid="0069184e"/>
    </style:style>
    <style:style style:name="P3" style:family="paragraph" style:parent-style-name="Text_20_body">
      <style:text-properties officeooo:paragraph-rsid="006b604c"/>
    </style:style>
    <style:style style:name="P4" style:family="paragraph" style:parent-style-name="Text_20_body">
      <style:text-properties officeooo:rsid="006b604c" officeooo:paragraph-rsid="006b604c"/>
    </style:style>
    <style:style style:name="P5" style:family="paragraph" style:parent-style-name="Text_20_body">
      <style:text-properties officeooo:paragraph-rsid="0069184e"/>
    </style:style>
    <style:style style:name="P6" style:family="paragraph" style:parent-style-name="Title">
      <style:text-properties fo:color="#006666" officeooo:rsid="0069184e"/>
    </style:style>
    <style:style style:name="P7" style:family="paragraph" style:parent-style-name="Heading_20_1">
      <style:text-properties officeooo:rsid="0069184e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69184e"/>
    </style:style>
    <style:style style:name="T2" style:family="text">
      <style:text-properties officeooo:rsid="006b604c"/>
    </style:style>
    <style:style style:name="T3" style:family="text">
      <style:text-properties fo:font-style="italic" officeooo:rsid="0069184e" style:font-style-asian="italic" style:font-style-complex="italic"/>
    </style:style>
    <style:style style:name="T4" style:family="text">
      <style:text-properties fo:color="#990000" fo:font-style="italic" officeooo:rsid="0069184e" style:font-style-asian="italic" style:font-style-complex="italic"/>
    </style:style>
    <style:style style:name="T5" style:family="text">
      <style:text-properties fo:color="#990000" fo:font-style="italic" fo:font-weight="bold" officeooo:rsid="0069184e" style:font-style-asian="italic" style:font-weight-asian="bold" style:font-style-complex="italic" style:font-weight-complex="bol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ease Notes</text:p>
      <text:table-of-content text:style-name="Sect1" text:protected="true" text:name="Table of Contents1">
        <text:table-of-content-source text:outline-level="1" text:use-index-marks="false">
          <text:index-title-template text:style-name="Contents_20_Heading">Releas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Release Index</text:p>
          </text:index-title>
          <text:p text:style-name="P8"><text:a xlink:type="simple" xlink:href="#__RefHeading__685_1625597089" text:style-name="Index_20_Link" text:visited-style-name="Index_20_Link">r3.4.3<text:tab/></text:a></text:p>
          <text:p text:style-name="P8"><text:a xlink:type="simple" xlink:href="#__RefHeading__539_1828029437" text:style-name="Index_20_Link" text:visited-style-name="Index_20_Link">r3.4.2<text:tab/></text:a></text:p>
        </text:index-body>
      </text:table-of-content>
      <text:p text:style-name="P2"><text:span text:style-name="T1"><text:line-break/>This document provides a summary of the changes between releases. The section headings in this document correspond to the tags used within the repositories.</text:span></text:p>
      <text:h text:style-name="P7" text:outline-level="1"><text:bookmark-start text:name="__RefHeading__685_1625597089"/>r3.4.3<text:bookmark-end text:name="__RefHeading__685_1625597089"/></text:h>
      <text:p text:style-name="P2">This <text:span text:style-name="T5">next</text:span><text:span text:style-name="T1"> release - expected June 2017. This will basically consolidate the transition from SourceForge to GitHub.</text:span></text:p>
      <text:h text:style-name="P7" text:outline-level="1"><text:bookmark-start text:name="__RefHeading__539_1828029437"/>r3.4.2<text:bookmark-end text:name="__RefHeading__539_1828029437"/></text:h>
      <text:p text:style-name="P4">Release date: 29 April 2017.</text:p>
      <text:p text:style-name="P3">Th<text:span text:style-name="T2">is is initial release at GitHub. This is functionally equivalent to the last SourceForge release despite the overall restructure.</text:span></text:p>
      <text:p text:style-name="P1">Refer to <text:s/>SourceForge for all history prior to this release <text:span text:style-name="T2">as t</text:span>he SourceForge history has not been transferred to GitHub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5-22T21:26:30.035281400</dc:date>
    <meta:editing-duration>PT4H10M5S</meta:editing-duration>
    <meta:editing-cycles>94</meta:editing-cycles>
    <meta:generator>LibreOffice/4.3.7.2$Linux_X86_64 LibreOffice_project/430$Build-2</meta:generator>
    <meta:document-statistic meta:table-count="0" meta:image-count="0" meta:object-count="0" meta:page-count="1" meta:paragraph-count="11" meta:word-count="93" meta:character-count="605" meta:non-whitespace-character-count="518"/>
  </office:meta>
</office:document-meta>
</file>